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13.609cm"/>
    </style:style>
    <style:style style:name="P1" style:family="paragraph">
      <style:text-properties fo:font-size="96pt" style:font-size-asian="96pt" style:font-size-complex="9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Crash Course:</text:p>
            <text:p/>
            <text:p><text:span text:style-name="T1">Regular Expressions</text:span></text:p>
            <text:p><text:span text:style-name="T1"/></text:p>
            <text:p><text:span text:style-name="T2">Once again, Presented By</text:span></text:p>
            <text:p><text:span text:style-name="T2">Sean Madd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Usefulnes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Pattern Matching</text:p>
              </text:list-item>
              <text:list-item>
                <text:p>Search and Repl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How it work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ext Consumation</text:p>
                <text:list>
                  <text:list-item>
                    <text:p>Om nom nom</text:p>
                  </text:list-item>
                </text:list>
              </text:list-item>
              <text:list-item>
                <text:p>Left to righ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presentation:style-name="pr3" draw:layer="layout" svg:width="25.199cm" svg:height="3.507cm" svg:x="1.471cm" svg:y="8.255cm" presentation:class="title" presentation:user-transformed="true">
          <draw:text-box>
            <text:p>Into the thick of it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Literal Matche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-Z</text:p>
              </text:list-item>
              <text:list-item>
                <text:p>a-z </text:p>
              </text:list-item>
              <text:list-item>
                <text:p>0-9</text:p>
              </text:list-item>
              <text:list-item>
                <text:p>” ; : - @ % ~</text:p>
              </text:list-item>
              <text:list-item>
                <text:p>Sp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Special Character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\ <text:s text:c="4"/>Literal Escape Character</text:p>
              </text:list-item>
              <text:list-item>
                <text:p>\n <text:s text:c="2"/>New line (ASCII 10)</text:p>
              </text:list-item>
              <text:list-item>
                <text:p>\r <text:s text:c="3"/>Carriage Return (ASCII 13)</text:p>
              </text:list-item>
              <text:list-item>
                <text:p>\t <text:s text:c="3"/>Tab</text:p>
              </text:list-item>
              <text:list-item>
                <text:p>There are others, you'll never use th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Character Classe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\d <text:s/>– Digit</text:p>
              </text:list-item>
              <text:list-item>
                <text:p>\D <text:s/>– Not a Digit</text:p>
              </text:list-item>
              <text:list-item>
                <text:p>\s - White space</text:p>
              </text:list-item>
              <text:list-item>
                <text:p>\S – Not white space</text:p>
              </text:list-item>
              <text:list-item>
                <text:p>\w – Word</text:p>
              </text:list-item>
              <text:list-item>
                <text:p>\W – Not a word</text:p>
              </text:list-item>
              <text:list-item>
                <text:p><text:s text:c="2"/>. <text:s text:c="3"/>&lt;= This is a period</text:p>
                <text:list>
                  <text:list-item>
                    <text:p>Will match any character except 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anges (Custom Classes)</text:p>
          </draw:text-box>
        </draw:frame>
        <draw:frame presentation:style-name="pr6" draw:layer="layout" svg:width="25.199cm" svg:height="14.419cm" svg:x="1.4cm" svg:y="4.914cm" presentation:class="outline" presentation:user-transformed="true">
          <draw:text-box>
            <text:list text:style-name="L2">
              <text:list-item>
                <text:p>Syntax: <text:s/>[ <text:s/>range <text:s/>] <text:s/></text:p>
              </text:list-item>
              <text:list-item>
                <text:p>[abc]</text:p>
                <text:list>
                  <text:list-item>
                    <text:p>a or b or c</text:p>
                  </text:list-item>
                </text:list>
              </text:list-item>
              <text:list-item>
                <text:p>[0-7]</text:p>
                <text:list>
                  <text:list-item>
                    <text:p>Any digit between 0 and 7 inclusive</text:p>
                  </text:list-item>
                </text:list>
              </text:list-item>
              <text:list-item>
                <text:p>[a-q]</text:p>
                <text:list>
                  <text:list-item>
                    <text:p>Any letter between a and q inclusive</text:p>
                  </text:list-item>
                </text:list>
              </text:list-item>
              <text:list-item>
                <text:p>[^abc]</text:p>
                <text:list>
                  <text:list-item>
                    <text:p>NOT a or b or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Group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Syntax: <text:s/>( <text:s/>pattern <text:s/>)</text:p>
              </text:list-item>
              <text:list-item>
                <text:p>(a|b)</text:p>
                <text:list>
                  <text:list-item>
                    <text:p>Matches a or b</text:p>
                  </text:list-item>
                </text:list>
              </text:list-item>
              <text:list-item>
                <text:p>( \d\d\d )</text:p>
                <text:list>
                  <text:list-item>
                    <text:p>Matches a 3 digit number</text:p>
                  </text:list-item>
                </text:list>
              </text:list-item>
              <text:list-item>
                <text:p>(?:pattern)</text:p>
                <text:list>
                  <text:list-item>
                    <text:p>Passive group matching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Quantifier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*</text:p>
                <text:list>
                  <text:list-item>
                    <text:p>0 or more of the previous pattern</text:p>
                  </text:list-item>
                </text:list>
              </text:list-item>
              <text:list-item>
                <text:p>+</text:p>
                <text:list>
                  <text:list-item>
                    <text:p>1 or more of the previous pattern</text:p>
                  </text:list-item>
                </text:list>
              </text:list-item>
              <text:list-item>
                <text:p>?</text:p>
                <text:list>
                  <text:list-item>
                    <text:p>0 or 1 of the previous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Range Quantifier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Syntax: { number }</text:p>
              </text:list-item>
              <text:list-item>
                <text:p>{3}</text:p>
                <text:list>
                  <text:list-item>
                    <text:p>Exactly 3</text:p>
                  </text:list-item>
                </text:list>
              </text:list-item>
              <text:list-item>
                <text:p>{1,}</text:p>
                <text:list>
                  <text:list-item>
                    <text:p>1 or more (This is same as + )</text:p>
                  </text:list-item>
                </text:list>
              </text:list-item>
              <text:list-item>
                <text:p>{3,5}</text:p>
                <text:list>
                  <text:list-item>
                    <text:p>3, 4, or 5 inclus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Magic Matche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^ - Start of Line</text:p>
              </text:list-item>
              <text:list-item>
                <text:p>$ - End of Line</text:p>
              </text:list-item>
              <text:list-item>
                <text:p>\b – Word Boundary</text:p>
              </text:list-item>
              <text:list-item>
                <text:p>\B – Not Word Bounda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Escape Character</text:p>
          </draw:text-box>
        </draw:frame>
        <draw:frame presentation:style-name="pr6" draw:text-style-name="P1" draw:layer="layout" svg:width="25.199cm" svg:height="13.609cm" svg:x="10.996cm" svg:y="6.985cm" presentation:class="outline" presentation:user-transformed="true">
          <draw:text-box>
            <text:list text:style-name="L2">
              <text:list-header>
                <text:p text:style-name="P1"><text:span text:style-name="T3">\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3" draw:layer="layout" svg:width="25.199cm" svg:height="3.507cm" svg:x="1.4cm" svg:y="0.837cm" presentation:class="title" presentation:user-transformed="true">
          <draw:text-box>
            <text:p>Escaped Characters</text:p>
          </draw:text-box>
        </draw:frame>
        <draw:frame draw:style-name="gr2" draw:layer="layout" svg:width="21.59cm" svg:height="13.983cm" svg:x="6.35cm" svg:y="4.432cm">
          <draw:text-box>
            <text:p><text:span text:style-name="T4">^</text:span><text:span text:style-name="T4"><text:tab/></text:span><text:span text:style-name="T4"><text:tab/></text:span><text:span text:style-name="T4"><text:tab/></text:span><text:span text:style-name="T4"><text:tab/></text:span><text:span text:style-name="T4">[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]</text:span></text:p>
            <text:p><text:span text:style-name="T4">.</text:span><text:span text:style-name="T4"><text:tab/></text:span><text:span text:style-name="T4"><text:tab/></text:span><text:span text:style-name="T4"><text:tab/></text:span><text:span text:style-name="T4"><text:tab/></text:span><text:span text:style-name="T4">$</text:span><text:span text:style-name="T4"><text:tab/></text:span><text:span text:style-name="T4"><text:tab/></text:span><text:span text:style-name="T4"><text:tab/></text:span><text:span text:style-name="T4"><text:tab/></text:span><text:span text:style-name="T4">{</text:span></text:p>
            <text:p><text:span text:style-name="T4">}</text:span><text:span text:style-name="T4"><text:tab/></text:span><text:span text:style-name="T4"><text:tab/></text:span><text:span text:style-name="T4"><text:tab/></text:span><text:span text:style-name="T4"><text:tab/></text:span><text:span text:style-name="T4">(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)</text:span></text:p>
            <text:p><text:span text:style-name="T4">\</text:span><text:span text:style-name="T4"><text:tab/></text:span><text:span text:style-name="T4"><text:tab/></text:span><text:span text:style-name="T4"><text:tab/></text:span><text:span text:style-name="T4"><text:tab/></text:span><text:span text:style-name="T4">+</text:span><text:span text:style-name="T4"><text:tab/></text:span><text:span text:style-name="T4"><text:tab/></text:span><text:span text:style-name="T4"><text:tab/></text:span><text:span text:style-name="T4"><text:tab/></text:span><text:span text:style-name="T4">&lt;</text:span></text:p>
            <text:p><text:span text:style-name="T4">&gt;</text:span><text:span text:style-name="T4"><text:tab/></text:span><text:span text:style-name="T4"><text:tab/></text:span><text:span text:style-name="T4"><text:tab/></text:span><text:span text:style-name="T4">?</text:span><text:span text:style-name="T4"><text:tab/></text:span><text:span text:style-name="T4"><text:tab/></text:span><text:span text:style-name="T4"><text:tab/></text:span><text:span text:style-name="T4"><text:tab/></text:span><text:span text:style-name="T4">|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presentation:style-name="pr5" draw:layer="layout" svg:width="25.199cm" svg:height="3.256cm" svg:x="1.27cm" svg:y="8.809cm" presentation:class="title" presentation:user-transformed="true">
          <draw:text-box>
            <text:p>Examples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presentation:style-name="pr5" draw:layer="layout" svg:width="25.199cm" svg:height="3.256cm" svg:x="1.27cm" svg:y="8.255cm" presentation:class="title" presentation:user-transformed="true">
          <draw:text-box>
            <text:p>([a-zA-Z0-9-]+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5" draw:layer="layout" svg:width="25.199cm" svg:height="3.256cm" svg:x="1.471cm" svg:y="7.62cm" presentation:class="title" presentation:user-transformed="true">
          <draw:text-box>
            <text:p>(\d{1,2}\/\d{1,2}\/\d{4}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5" draw:layer="layout" svg:width="25.199cm" svg:height="3.256cm" svg:x="1.471cm" svg:y="8.255cm" presentation:class="title" presentation:user-transformed="true">
          <draw:text-box>
            <text:p>Advanced Topic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ssertion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ssertions can be used as a validation technique</text:p>
              </text:list-item>
              <text:list-item>
                <text:p>Do not consume the st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Positive Lookahea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?=</text:p>
              </text:list-item>
              <text:list-item>
                <text:p>(abc)(?=def)</text:p>
                <text:list>
                  <text:list-item>
                    <text:p>Will match only if def succeeds ab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Negative Lookahea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?!</text:p>
              </text:list-item>
              <text:list-item>
                <text:p>(abc)(?!def)</text:p>
                <text:list>
                  <text:list-item>
                    <text:p>Will match only if abc is not followed by d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Positive Lookbehin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?&lt;=</text:p>
              </text:list-item>
              <text:list-item>
                <text:p>(?&lt;=abc)(def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256cm" svg:x="1.4cm" svg:y="0.962cm" presentation:class="title">
          <draw:text-box>
            <text:p>Negative Lookbehin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?&lt;!</text:p>
              </text:list-item>
              <text:list-item>
                <text:p>(?&lt;!abc)(def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presentation:style-name="pr5" draw:layer="layout" svg:width="25.199cm" svg:height="3.256cm" svg:x="1.27cm" svg:y="8.174cm" presentation:class="title" presentation:user-transformed="true">
          <draw:text-box>
            <text:p>Final Example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presentation:style-name="pr5" draw:layer="layout" svg:width="25.199cm" svg:height="3.256cm" svg:x="1.27cm" svg:y="8.255cm" presentation:class="title" presentation:user-transformed="true">
          <draw:text-box>
            <text:p>((?=.*\d)(?=.*[a-z])(?=.*[A-Z]).{8,15})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23T23:15:50</meta:creation-date>
    <meta:editing-duration>PT01H06M06S</meta:editing-duration>
    <meta:editing-cycles>22</meta:editing-cycles>
    <dc:date>2010-03-24T17:53:17.27</dc:date>
    <meta:generator>OpenOffice.org/3.1$Win32 OpenOffice.org_project/310m19$Build-9420</meta:generator>
    <dc:creator>Sean Madden</dc:creator>
    <meta:document-statistic meta:object-count="113"/>
  </office:meta>
</office:document-meta>
</file>